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7.54mm"/>
    </style:style>
    <style:style style:name="ro1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-&quot;" style:apply-style-name="Error" style:base-cell-address="状態遷移.A1"/>
      <style:map style:condition="cell-content()=&quot;?&quot;" style:apply-style-name="Neutral" style:base-cell-address="状態遷移.A1"/>
    </style:style>
    <style:style style:name="gr1" style:family="graphic">
      <style:graphic-properties draw:marker-start="Arrowheads_20_1" draw:marker-start-width="2mm" draw:marker-start-center="false" draw:fill="solid" draw:fill-color="#e8a202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状態遷移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visibility="collapse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内状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_PAS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1" draw:text-style-name="P2" svg:width="28.99mm" svg:height="17.99mm" svg:x="67.67mm" svg:y="0mm" draw:caption-point-x="-6.1mm" draw:caption-point-y="5.83mm">
              <dc:date>2024-12-29T00:00:00</dc:date>
              <text:p text:style-name="P1">SPACE is not yet inserted at this point.</text:p>
            </office:annotation>
            <text:p>S1 =&gt; “”</text:p>
          </table:table-cell>
          <table:table-cell office:value-type="string" calcext:value-type="string">
            <text:p>S0[い] =&gt; い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S0 =&gt; “ENTER”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T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0 =&gt; “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office:value-type="string" calcext:value-type="string">
            <text:p>S0[い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0[か=]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い] =&gt; い</text:p>
          </table:table-cell>
          <table:table-cell office:value-type="string" calcext:value-type="string">
            <text:p>S1[か] =&gt; 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64.98mm" svg:y="46.84mm" draw:caption-point-x="-6.1mm" draw:caption-point-y="15.1mm">
              <dc:date>2024-12-29T00:00:00</dc:date>
              <text:p text:style-name="P1">SPACE is added only at this point.</text:p>
            </office:annotation>
            <text:p>S0 =&gt; “SPACE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3 =&gt; “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S1[い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1[か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い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かい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“れ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14.51mm" svg:y="87.52mm" draw:caption-point-x="-6.1mm" draw:caption-point-y="15.1mm">
              <dc:date>2024-12-29T00:00:00</dc:date>
              <text:p text:style-name="P1">This is Kanchoku.</text:p>
            </office:annotation>
            <text:p>S2 =&gt; 以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 =&gt; 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0 =&gt; “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状態遷移.A1:状態遷移.AMJ1048576">
            <calcext:condition calcext:apply-style-name="Error" calcext:value="=&quot;-&quot;" calcext:base-cell-address="状態遷移.A1"/>
            <calcext:condition calcext:apply-style-name="Neutral" calcext:value="=&quot;?&quot;" calcext:base-cell-address="状態遷移.A1"/>
          </calcext:conditional-format>
        </calcext:conditional-formats>
      </table:table>
      <table:table table:name="説明など" table:style-name="ta1">
        <table:table-column table:style-name="co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ノーマル入力モード。全ての入力はひらがなで表示され、見た目上確定されたように見える。</text:p>
          </table:table-cell>
        </table:table-row>
        <table:table-row table:style-name="ro2">
          <table:table-cell/>
          <table:table-cell office:value-type="string" calcext:value-type="string">
            <text:p>SPACE.press()により S1 に移行でき、SPACE+[f.press() =&gt; f.releasee()] により S3 に移行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変換モード。ここから漢字かな交じりの文節を出力したり、そのまま漢直入力する。</text:p>
          </table:table-cell>
        </table:table-row>
        <table:table-row table:style-name="ro2">
          <table:table-cell/>
          <table:table-cell office:value-type="string" calcext:value-type="string">
            <text:p>このモードに入った段階では SPACE.press() 状態である。</text:p>
          </table:table-cell>
        </table:table-row>
        <table:table-row table:style-name="ro2">
          <table:table-cell/>
          <table:table-cell office:value-type="string" calcext:value-type="string">
            <text:p>SPACE.press() =&gt; SPACE.release() たけだと [SPACE] が出力され S0 に戻る。</text:p>
          </table:table-cell>
        </table:table-row>
        <table:table-row table:style-name="ro2">
          <table:table-cell/>
          <table:table-cell office:value-type="string" calcext:value-type="string">
            <text:p>何らかの入力が 1 モーラだけされた後に SPACE.release() されると、S1 モードにとどまる。</text:p>
          </table:table-cell>
        </table:table-row>
        <table:table-row table:style-name="ro2">
          <table:table-cell/>
          <table:table-cell office:value-type="string" calcext:value-type="string">
            <text:p>1 モーラ、というのは、同時打鍵のことも考慮しての単位のこと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にてされた後に SPACE.press() で L モードに入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1 変換モードの亜種。漢直を終えた直後のモードで、ここで SPACE release してもその出力はされず、S0 に戻る。</text:p>
          </table:table-cell>
        </table:table-row>
        <table:table-row table:style-name="ro2">
          <table:table-cell/>
          <table:table-cell office:value-type="string" calcext:value-type="string">
            <text:p>このモードから SPACE 以外の入力がされた場合の振る舞いは S1 のそれ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強制変換モード。これにより、変換モード内で漢直を使うことができるようになる。</text:p>
          </table:table-cell>
        </table:table-row>
        <table:table-row table:style-name="ro2">
          <table:table-cell/>
          <table:table-cell office:value-type="string" calcext:value-type="string">
            <text:p>S1 との違いは、文節の最初に漢直を使うことができるというもので、これ以外は S1 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漢字かな交じり文節の lookup モード。</text:p>
          </table:table-cell>
        </table:table-row>
        <table:table-row table:style-name="ro2">
          <table:table-cell/>
          <table:table-cell office:value-type="string" calcext:value-type="string">
            <text:p>S1 または S3 から、何らかの入力がされた場合 (バッファーに入っている場合) に SPACE.press() でこのモードに移行す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9:40:42.174423865</meta:creation-date>
    <dc:date>2024-12-29T04:20:51.102332951</dc:date>
    <meta:editing-duration>PT1H41M36S</meta:editing-duration>
    <meta:editing-cycles>5</meta:editing-cycles>
    <meta:generator>LibreOffice/7.3.7.2$Linux_X86_64 LibreOffice_project/30$Build-2</meta:generator>
    <meta:document-statistic meta:table-count="2" meta:cell-count="245" meta:object-count="0"/>
  </office:meta>
</office:document-meta>
</file>